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2.37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ስእልታት ንምዕቃብ፡ {{appName}} ናብቲ ጋለሪ/መኽዘን ስእሊ ናይ ምእታው ፍቓድ የድልዮ።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5.2$Linux_X86_64 LibreOffice_project/40$Build-2</meta:generator>
  </office:meta>
</office:document-meta>
</file>